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cadieux@pdx.edu" text:style-name="Internet_20_link" text:visited-style-name="Visited_20_Internet_20_Link">cadieux@pdx.edu</text:a></text:p>
      <text:p text:style-name="Standard"><text:a xlink:type="simple" xlink:href="mailto:kdessou@pdx.edu" text:style-name="Internet_20_link" text:visited-style-name="Visited_20_Internet_20_Link">kdessou@pdx.edu</text:a></text:p>
      <text:p text:style-name="Standard"><text:a xlink:type="simple" xlink:href="mailto:jtv@pdx.edu" text:style-name="Internet_20_link" text:visited-style-name="Visited_20_Internet_20_Link">jtv@pdx.edu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8T16:10:32.924421049</meta:creation-date>
    <dc:date>2022-01-08T16:11:17.382505493</dc:date>
    <meta:editing-duration>PT44S</meta:editing-duration>
    <meta:editing-cycles>1</meta:editing-cycles>
    <meta:document-statistic meta:table-count="0" meta:image-count="0" meta:object-count="0" meta:page-count="1" meta:paragraph-count="3" meta:word-count="3" meta:character-count="41" meta:non-whitespace-character-count="41"/>
    <meta:generator>LibreOffice/6.2.1.2$MacOSX_X86_64 LibreOffice_project/7bcb35dc3024a62dea0caee87020152d1ee96e71</meta:generator>
  </office:meta>
</office:document-meta>
</file>